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No_20_Spacing"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3" style:family="paragraph" style:parent-style-name="Standard">
      <style:paragraph-properties fo:margin-left="0.25in" fo:margin-right="0in" fo:margin-top="0in" fo:margin-bottom="0in" fo:line-height="100%" fo:text-indent="-0.25in" style:auto-text-indent="false"/>
    </style:style>
    <style:style style:name="P4"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5" style:family="paragraph" style:parent-style-name="Standard">
      <style:paragraph-properties fo:margin-top="0.0417in" fo:margin-bottom="0.0417in" fo:line-height="100%"/>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color="#000000" style:font-name="Times New Roman" fo:font-size="12pt" style:font-size-asian="12pt" style:font-name-complex="Times New Roman1" style:font-size-complex="12pt"/>
    </style:style>
    <style:style style:name="T5" style:family="text">
      <style:text-properties fo:color="#000000" style:font-name="Times New Roman" fo:font-size="12pt" style:font-size-asian="12pt" style:font-name-complex="Times New Roman1" style:font-size-complex="12pt" style:font-style-complex="italic"/>
    </style:style>
    <style:style style:name="T6" style:family="text">
      <style:text-properties fo:color="#000000" style:font-name="Times New Roman" fo:font-size="12pt" fo:font-weight="bold" style:font-size-asian="12pt" style:font-weight-asian="bold" style:font-name-complex="Times New Roman1" style:font-size-complex="12pt"/>
    </style:style>
    <style:style style:name="T7"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8" style:family="text">
      <style:text-properties fo:color="#000000" style:text-position="super 58%" style:font-name="Times New Roman" fo:font-size="12pt" style:font-size-asian="12pt" style:font-name-complex="Times New Roman1" style:font-size-complex="12pt"/>
    </style:style>
    <style:style style:name="T9" style:family="text">
      <style:text-properties fo:color="#000000" style:font-name="Georgia" fo:font-style="italic" style:font-style-asian="italic" style:font-name-complex="Georgia1" style:font-style-complex="italic"/>
    </style:style>
    <style:style style:name="T10" style:family="text">
      <style:text-properties style:text-position="super 58%" style:font-name="Times New Roman" fo:font-size="12pt" style:font-size-asian="12pt" style:font-name-complex="Times New Roman1" style:font-size-complex="12pt"/>
    </style:style>
    <style:style style:name="T11" style:family="text">
      <style:text-properties fo:color="#808080" style:font-name="Times New Roman" fo:font-size="12pt" style:font-size-asian="12pt" style:font-name-complex="Times New Roman1" style:font-size-complex="12pt" style:font-style-complex="italic"/>
    </style:style>
    <style:style style:name="T12" style:family="text">
      <style:text-properties fo:color="#808080" style:font-name="Times New Roman" fo:font-size="12pt" fo:font-style="italic" style:font-size-asian="12pt" style:font-style-asian="italic" style:font-name-complex="Times New Roman1" style:font-size-complex="12pt" style:font-style-complex="italic"/>
    </style:style>
    <style:style style:name="T13" style:family="text">
      <style:text-properties style:font-name="Georgia" style:font-name-complex="Georgi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hy Do I Need Jesus Anyway?</text:span></text:p>
      <text:p text:style-name="P1"/>
      <text:p text:style-name="No_20_Spacing"><text:span text:style-name="T3">Read:</text:span><text:span text:style-name="T2"> Isaiah 28:16-22</text:span></text:p>
      <text:p text:style-name="P1"/>
      <text:p text:style-name="P3"><text:span text:style-name="T3">Text:</text:span><text:span text:style-name="T2"> Hebrews 8:6 “But now hath he obtained a more excellent </text:span></text:p>
      <text:p text:style-name="P3"><text:span text:style-name="T2">ministry, by how much also he is the mediator of a better covenant, </text:span></text:p>
      <text:p text:style-name="P3"><text:span text:style-name="T2">which was established upon better promises.”</text:span></text:p>
      <text:p text:style-name="P4"/>
      <text:p text:style-name="P3"><text:span text:style-name="T3">Introduction:</text:span><text:span text:style-name="T2"> We are living in a world where the claims of Christ and </text:span></text:p>
      <text:p text:style-name="P3"><text:span text:style-name="T2">the Bible are constantly being questioned. Many of those who live in </text:span></text:p>
      <text:p text:style-name="P3"><text:span text:style-name="T2">our culture sincerely believe that their own goodness will assure them </text:span></text:p>
      <text:p text:style-name="P3"><text:span text:style-name="T2">of a home in heaven. Many of the movies that are labeled Christian</text:span></text:p>
      <text:p text:style-name="P3"><text:span text:style-name="T2">push this idea as well. There is no call to repentance and most see no </text:span></text:p>
      <text:p text:style-name="P3"><text:span text:style-name="T2">need for repentance. One of the criticisms that I have heard about the</text:span></text:p>
      <text:p text:style-name="P3"><text:span text:style-name="T2">movie “Heaven is for Real” is that it is not true to the book and infers</text:span></text:p>
      <text:p text:style-name="P3"><text:span text:style-name="T2">that everyone who is sincere, regardless of what they believe, will go</text:span></text:p>
      <text:p text:style-name="P3"><text:span text:style-name="T2">to heaven. <text:s/>I want to talk about the promise of salvation from the Old </text:span></text:p>
      <text:p text:style-name="P3"><text:span text:style-name="T2">Testament Prophet: Isaiah. </text:span></text:p>
      <text:p text:style-name="P3"><text:span text:style-name="T6">I. Jesus is Promised:</text:span><text:span text:style-name="T4"> in the 16</text:span><text:span text:style-name="T8">th</text:span><text:span text:style-name="T4"> verse we can clearly see the </text:span></text:p>
      <text:p text:style-name="P3"><text:span text:style-name="T4">promise of <text:s/>Jesus. “</text:span><text:span text:style-name="T2">Therefore thus saith the Lord GOD, Behold, I </text:span></text:p>
      <text:p text:style-name="P3"><text:span text:style-name="T2">lay in Zion for a foundation a stone, a tried stone, a precious </text:span></text:p>
      <text:p text:style-name="P3"><text:span text:style-name="T2">corner </text:span><text:span text:style-name="T12">stone,</text:span><text:span text:style-name="T2"> a sure foundation…” In the old Testament Zion is </text:span></text:p>
      <text:p text:style-name="P3"><text:span text:style-name="T2">called the City of God and in the New Testament it refers to the </text:span></text:p>
      <text:p text:style-name="P5"><text:span text:style-name="T2">church. I Corinthians 3:11 identifies the sure foundation: “For other foundation can no man lay than that is laid, which is Jesus Christ.” In Ephesians 2:20 the scriptures reveal just who is the cornerstone of the church when Paul declares: “And are built upon the foundation of the apostles and prophets, Jesus Christ himself being the chief cornerstone;”</text:span></text:p>
      <text:p text:style-name="P3"><text:span text:style-name="T3">II. Righteous Judgment is Promised:</text:span><text:span text:style-name="T2"> Isaiah uses the picture of a</text:span></text:p>
      <text:p text:style-name="P3"><text:span text:style-name="T2">Plumb line to describe how God will determine who is upright and</text:span></text:p>
      <text:p text:style-name="P3"><text:span text:style-name="T2">who is not. The plumb line is the oldest way of determining vertical</text:span></text:p>
      <text:p text:style-name="P3"><text:span text:style-name="T2">accuracy and remains the truest as well. Most masons still use it to set</text:span></text:p>
      <text:p text:style-name="P3"><text:span text:style-name="T2">their corners from one level to multi-level buildings. This is Isaiah’s</text:span></text:p>
      <text:p text:style-name="P3"><text:span text:style-name="T2">way of letting us know that God’s judgment is always true. He has no</text:span></text:p>
      <text:p text:style-name="P3"><text:span text:style-name="T2">bias that promotes unfairness. Salvation is available to “whosoever.”</text:span></text:p>
      <text:p text:style-name="P3"><text:span text:style-name="T2">God will not cut corners or make exceptions for anyone. Whosoever </text:span></text:p>
      <text:p text:style-name="P3"><text:span text:style-name="T2">will trust in Him will be saved and whosoever won’t trust in Him will </text:span></text:p>
      <text:p text:style-name="P3"><text:span text:style-name="T2">be lost.</text:span></text:p>
      <text:p text:style-name="P3"><text:span text:style-name="T3">III. Cancelled Contract:</text:span><text:span text:style-name="T2"> the 18</text:span><text:span text:style-name="T10">th</text:span><text:span text:style-name="T2"> verse is a promise that reveals just</text:span></text:p>
      <text:p text:style-name="P3"><text:span text:style-name="T2">what satan has done behind the back of everyone who follows him. He</text:span></text:p>
      <text:p text:style-name="P3"><text:span text:style-name="T2">has signed a contract on you. You have a covenant with death and an </text:span></text:p>
      <text:p text:style-name="P3"><text:span text:style-name="T2">agreement with hell. “I never agreed to a Christ-less eternity, Pastor. I </text:span></text:p>
      <text:p text:style-name="P3"><text:span text:style-name="T2">never rejected life and agreed to death. I just want to have a little fun</text:span></text:p>
      <text:p text:style-name="P3"><text:span text:style-name="T2">for a while and later I’ll fix it all with God. Ahh you didn’t read the </text:span></text:p>
      <text:p text:style-name="P3"><text:span text:style-name="T2">fine print when you chose to walk the path of self-pleasing. When you</text:span></text:p>
      <text:p text:style-name="P3"><text:span text:style-name="T2">decided to not do things Gods’ way that was when you signed the</text:span></text:p>
      <text:p text:style-name="P3"><text:span text:style-name="T2">covenant with death and the agreement with hell. Isaiah is telling us</text:span></text:p>
      <text:p text:style-name="P3"><text:span text:style-name="T2">that the purpose of Christ is coming is to cancel this contract and give</text:span></text:p>
      <text:p text:style-name="P3"><text:span text:style-name="T2">you a chance to obtain a better covenant based on better promises as </text:span></text:p>
      <text:p text:style-name="P3"><text:span text:style-name="T2">stated in our text.</text:span></text:p>
      <text:p text:style-name="P3"><text:span text:style-name="T3">IV, Uncomfortable Rest:</text:span><text:span text:style-name="T2"> the 20</text:span><text:span text:style-name="T10">th</text:span><text:span text:style-name="T2"> verse reveals just how unstable and</text:span></text:p>
      <text:p text:style-name="P3"><text:span text:style-name="T2">uncomfortable our sinful life has made us. It says: “For the bed is</text:span></text:p>
      <text:p text:style-name="P3"><text:span text:style-name="T2">shorter than that </text:span><text:span text:style-name="T12">a man</text:span><text:span text:style-name="T2"> can stretch himself </text:span><text:span text:style-name="T12">on it:</text:span><text:span text:style-name="T2"> and the covering nar-</text:span></text:p>
      <text:p text:style-name="P3"><text:span text:style-name="T2">rower than that he can wrap himself </text:span><text:span text:style-name="T7">in it.</text:span><text:span text:style-name="T5">” Isaiah 48:22 says:</text:span><text:span text:style-name="T9"> There is</text:span></text:p>
      <text:p text:style-name="P3"><text:span text:style-name="T13">no peace, saith the LORD, unto the wicked. Can you imagine the pic-</text:span></text:p>
      <text:p text:style-name="P3"><text:span text:style-name="T13">ture? You are sleeping on a toddler bed with a bath towel for a blank-</text:span></text:p>
      <text:p text:style-name="P3"><text:span text:style-name="T13">et. That is what it is like for the man who rejects Christ the corner-</text:span></text:p>
      <text:p text:style-name="P3"><text:span text:style-name="T13">stone of salvation. He cannot be comfortable no matter what he does</text:span></text:p>
      <text:p text:style-name="P3"><text:span text:style-name="T13">for he is relying on an unsure foundation and trying to cover his sin</text:span></text:p>
      <text:p text:style-name="P3"><text:span text:style-name="T13">with a fig leaf of positive self-approval.</text:span></text:p>
      <text:p text:style-name="P3"><text:span text:style-name="T3">V. An Angry God &amp; A Just Result</text:span><text:span text:style-name="T2"> are found in the last two verses</text:span></text:p>
      <text:p text:style-name="P3"><text:span text:style-name="T2">that I read; they tell us that the LORD is wroth and that a full and utter</text:span></text:p>
      <text:p text:style-name="P3"><text:span text:style-name="T2">end (consumption) a complete riddance; is in store for all who do not </text:span></text:p>
      <text:p text:style-name="P3"><text:span text:style-name="T2">Repent and turn from their sin.</text:span></text:p>
      <text:p text:style-name="P4"/>
      <text:p text:style-name="Standard"><text:span text:style-name="T3">Conclude:</text:span><text:span text:style-name="T2"> What are you going to do about what Isaiah says? Do you think that God is happy with America? Do you think that perhaps God is angry with a people who have been blessed as we have and refuse to include Him in our public lives? Are you ashamed of Him or just afraid of what others will think if you stand for what you know is right? There is no salvation outside of the complete trust in Christ alone as our savior. If you have not trusted Him today then now is the time. Altar c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3</meta:editing-cycles>
    <meta:creation-date>2014-08-09T21:42:00</meta:creation-date>
    <dc:date>2022-08-01T16:36:21.90</dc:date>
    <meta:editing-duration>PT1M41S</meta:editing-duration>
    <meta:generator>OpenOffice/4.1.3$Win32 OpenOffice.org_project/413m1$Build-9783</meta:generator>
    <meta:document-statistic meta:table-count="0" meta:image-count="0" meta:object-count="0" meta:page-count="1" meta:paragraph-count="58" meta:word-count="820" meta:character-count="43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